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Return_20_Address" style:list-style-name="" style:master-page-name="">
      <style:paragraph-properties fo:margin-left="0cm" fo:margin-right="0cm" fo:line-height="200%" fo:text-indent="0cm" style:auto-text-indent="false" style:page-number="auto" fo:break-before="auto" fo:break-after="auto">
        <style:tab-stops>
          <style:tab-stop style:position="1.27cm"/>
        </style:tab-stops>
      </style:paragraph-properties>
      <style:text-properties fo:color="#404040" style:font-name="Arial" fo:font-size="9pt" fo:language="hr" fo:country="HR" style:font-size-asian="9pt" style:font-name-complex="Arial" style:font-size-complex="9pt"/>
    </style:style>
    <style:style style:name="P2" style:family="paragraph" style:parent-style-name="Return_20_Address" style:list-style-name="" style:master-page-name="Standard">
      <style:paragraph-properties fo:margin-left="0cm" fo:margin-right="0cm" fo:line-height="200%" fo:text-indent="0cm" style:auto-text-indent="false" style:page-number="auto">
        <style:tab-stops>
          <style:tab-stop style:position="1.27cm"/>
        </style:tab-stops>
      </style:paragraph-properties>
      <style:text-properties fo:color="#404040" style:font-name="Arial" fo:font-size="6pt" fo:language="hr" fo:country="HR" officeooo:rsid="0050d8a3" officeooo:paragraph-rsid="0054c369" style:font-size-asian="6pt" style:font-name-complex="Arial" style:font-size-complex="6pt"/>
    </style:style>
    <style:style style:name="P3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6pt" fo:language="hr" fo:country="HR" style:font-size-asian="6pt" style:font-name-complex="Arial" style:font-size-complex="6pt"/>
    </style:style>
    <style:style style:name="P4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6pt" fo:language="hr" fo:country="HR" officeooo:paragraph-rsid="0054c369" style:font-size-asian="6pt" style:font-name-complex="Arial" style:font-size-complex="6pt"/>
    </style:style>
    <style:style style:name="P5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6pt" fo:language="hr" fo:country="HR" officeooo:paragraph-rsid="0051deba" style:font-size-asian="6pt" style:font-name-complex="Arial" style:font-size-complex="6pt"/>
    </style:style>
    <style:style style:name="P6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6pt" fo:language="hr" fo:country="HR" officeooo:paragraph-rsid="002d1b5f" style:font-size-asian="6pt" style:font-name-complex="Arial" style:font-size-complex="6pt"/>
    </style:style>
    <style:style style:name="P7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6pt" fo:language="hr" fo:country="HR" officeooo:rsid="0050d8a3" officeooo:paragraph-rsid="0054c369" style:font-size-asian="6pt" style:font-name-complex="Arial" style:font-size-complex="6pt"/>
    </style:style>
    <style:style style:name="P8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style:font-size-asian="10pt" style:font-name-complex="Arial" style:font-size-complex="10pt"/>
    </style:style>
    <style:style style:name="P9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officeooo:paragraph-rsid="002d1b5f" style:font-size-asian="10pt" style:font-name-complex="Arial" style:font-size-complex="10pt"/>
    </style:style>
    <style:style style:name="P10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style:font-size-asian="10pt" style:font-name-complex="Arial" style:font-size-complex="10pt"/>
    </style:style>
    <style:style style:name="P11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fo:font-weight="bold" style:font-size-asian="10pt" style:font-weight-asian="bold" style:font-name-complex="Arial" style:font-size-complex="10pt"/>
    </style:style>
    <style:style style:name="P12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fo:font-weight="bold" officeooo:paragraph-rsid="002d1b5f" style:font-size-asian="10pt" style:font-weight-asian="bold" style:font-name-complex="Arial" style:font-size-complex="10pt"/>
    </style:style>
    <style:style style:name="P13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style:font-size-asian="8.75pt" style:font-name-complex="Arial" style:font-size-complex="10pt"/>
    </style:style>
    <style:style style:name="P14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officeooo:paragraph-rsid="002d1b5f" style:font-size-asian="8.75pt" style:font-name-complex="Arial" style:font-size-complex="10pt"/>
    </style:style>
    <style:style style:name="P15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4pt" fo:language="hr" fo:country="HR" fo:font-weight="bold" style:font-size-asian="14pt" style:font-weight-asian="bold" style:font-name-complex="Arial" style:font-size-complex="14pt"/>
    </style:style>
    <style:style style:name="P16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4pt" fo:language="hr" fo:country="HR" fo:font-weight="bold" officeooo:rsid="002d1b5f" officeooo:paragraph-rsid="002d1b5f" style:font-size-asian="14pt" style:font-weight-asian="bold" style:font-name-complex="Arial" style:font-size-complex="14pt"/>
    </style:style>
    <style:style style:name="P17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4pt" fo:language="hr" fo:country="HR" fo:font-weight="bold" officeooo:rsid="002d50c0" officeooo:paragraph-rsid="002d50c0" style:font-size-asian="14pt" style:font-weight-asian="bold" style:font-name-complex="Arial" style:font-size-complex="14pt"/>
    </style:style>
    <style:style style:name="P18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7pt" fo:language="hr" fo:country="HR" style:font-size-asian="7pt" style:font-name-complex="Arial" style:font-size-complex="7pt"/>
    </style:style>
    <style:style style:name="P19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7pt" fo:language="hr" fo:country="HR" officeooo:paragraph-rsid="002d1b5f" style:font-size-asian="7pt" style:font-name-complex="Arial" style:font-size-complex="7pt"/>
    </style:style>
    <style:style style:name="P20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style:font-size-asian="9pt" style:font-name-complex="Arial" style:font-size-complex="9pt"/>
    </style:style>
    <style:style style:name="P21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officeooo:paragraph-rsid="002d1b5f" style:font-size-asian="9pt" style:font-name-complex="Arial" style:font-size-complex="9pt"/>
    </style:style>
    <style:style style:name="P22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style:font-size-asian="9pt" style:font-name-complex="Arial" style:font-size-complex="9pt"/>
    </style:style>
    <style:style style:name="P23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officeooo:paragraph-rsid="002d1b5f" style:font-size-asian="9pt" style:font-name-complex="Arial" style:font-size-complex="9pt"/>
    </style:style>
    <style:style style:name="P24" style:family="paragraph" style:parent-style-name="Return_20_Address" style:list-style-name="">
      <style:paragraph-properties fo:margin-left="0cm" fo:margin-right="0cm" fo:line-height="200%" fo:text-align="center" style:justify-single-word="false" fo:text-indent="0cm" style:auto-text-indent="false">
        <style:tab-stops>
          <style:tab-stop style:position="12.111cm"/>
        </style:tab-stops>
      </style:paragraph-properties>
      <style:text-properties fo:color="#404040" style:font-name="Arial" fo:language="hr" fo:country="HR" fo:font-weight="bold" style:font-weight-asian="bold" style:font-name-complex="Arial"/>
    </style:style>
    <style:style style:name="P25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language="hr" fo:country="HR" style:font-name-complex="Arial"/>
    </style:style>
    <style:style style:name="P26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</style:style>
    <style:style style:name="P27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officeooo:paragraph-rsid="003c1574"/>
    </style:style>
    <style:style style:name="P28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officeooo:paragraph-rsid="002d1b5f"/>
    </style:style>
    <style:style style:name="P29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30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officeooo:paragraph-rsid="002d1b5f"/>
    </style:style>
    <style:style style:name="T1" style:family="text">
      <style:text-properties fo:color="#404040" style:font-name="Arial" fo:font-size="9pt" fo:language="hr" fo:country="HR" style:font-size-asian="9pt" style:font-name-complex="Arial" style:font-size-complex="9pt"/>
    </style:style>
    <style:style style:name="T2" style:family="text">
      <style:text-properties fo:color="#404040" style:font-name="Arial" fo:language="hr" fo:country="HR" officeooo:rsid="0023afd8" style:font-name-complex="Arial"/>
    </style:style>
    <style:style style:name="T3" style:family="text">
      <style:text-properties fo:color="#404040" style:font-name="Arial" fo:language="hr" fo:country="HR" officeooo:rsid="003182ce" style:font-name-complex="Arial"/>
    </style:style>
    <style:style style:name="T4" style:family="text">
      <style:text-properties fo:color="#404040" style:font-name="Arial" fo:font-size="12pt" fo:language="hr" fo:country="HR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5" style:family="text">
      <style:text-properties fo:color="#404040" style:font-name="Arial" fo:font-size="12pt" fo:language="hr" fo:country="HR" fo:font-weight="bold" style:font-size-asian="12pt" style:font-weight-asian="bold" style:font-name-complex="Arial" style:font-size-complex="12pt" style:font-weight-complex="bold"/>
    </style:style>
    <style:style style:name="T6" style:family="text">
      <style:text-properties fo:color="#404040" style:font-name="Arial" fo:font-size="12pt" fo:language="hr" fo:country="HR" fo:font-weight="bold" officeooo:rsid="0023afd8" style:font-size-asian="12pt" style:font-weight-asian="bold" style:font-name-complex="Arial" style:font-size-complex="12pt" style:font-weight-complex="bold"/>
    </style:style>
    <style:style style:name="T7" style:family="text">
      <style:text-properties fo:color="#404040" style:font-name="Arial" fo:font-size="12pt" fo:language="hr" fo:country="HR" style:text-underline-style="none" fo:font-weight="bold" style:font-size-asian="12pt" style:font-weight-asian="bold" style:font-name-complex="Arial" style:font-size-complex="12pt" style:font-weight-complex="bold"/>
    </style:style>
    <style:style style:name="T8" style:family="text">
      <style:text-properties fo:color="#404040" style:font-name="Arial" fo:font-size="12pt" fo:language="hr" fo:country="HR" style:text-underline-style="none" fo:font-weight="normal" style:font-size-asian="12pt" style:font-weight-asian="normal" style:font-name-complex="Arial" style:font-size-complex="12pt" style:font-weight-complex="normal"/>
    </style:style>
    <style:style style:name="T9" style:family="text">
      <style:text-properties fo:color="#404040" style:font-name="Arial" fo:font-size="12pt" fo:language="hr" fo:country="HR" style:font-size-asian="12pt" style:font-name-complex="Arial" style:font-size-complex="12pt"/>
    </style:style>
    <style:style style:name="T10" style:family="text">
      <style:text-properties fo:font-size="7pt" officeooo:rsid="00257be2" style:font-size-asian="7pt" style:font-size-complex="7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&lt;setLang( 'en_US')&gt;">setLang_en_US</text:text-input></text:p>
      <text:p text:style-name="P4"><text:text-input text:description="&lt;if test=&quot;'Legal' in o.holiday_status_id.name&quot;&gt;">if legal leave</text:text-input></text:p>
      <text:p text:style-name="P5"><text:text-input text:description="&lt;setLang(o.employee_id.user_id.company_id.partner_id.lang or 'en_US')&gt;"/><text:text-input text:description="&lt;setLang(o.employee_id.user_id.company_id.partner_id.lang or 'en_US')&gt;">setLang</text:text-input></text:p>
      <text:p text:style-name="P27"><text:span text:style-name="T9"><text:text-input text:description="&lt; _('FIRMA')&gt;">FIRMA</text:text-input></text:span><text:span text:style-name="T9">: </text:span><text:span text:style-name="T4"><text:text-input text:description="&lt;o.employee_id.company_id.name&gt;">Company</text:text-input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5"><text:text-input text:description="&lt; _(' ZAHTJEV ZA KORIŠTENJE GODIŠNJEG ODMORA ZA')">ZAHTJEV ZA KORIŠTENJE GODIŠNJEG ODMORA ZA</text:text-input> <text:text-input text:description="&lt; o.holiday_status_id.year or '' &gt;">Year</text:text-input>.</text:p>
      <text:p text:style-name="P11"/>
      <text:p text:style-name="P11"/>
      <text:p text:style-name="P11"/>
      <text:p text:style-name="P8"/>
      <text:p text:style-name="P8"/>
      <text:p text:style-name="P29"><text:span text:style-name="T3"><text:text-input text:description="&lt;_('Datum zahtjeva')&gt;">Datum zahtjeva</text:text-input></text:span><text:span text:style-name="T2">: </text:span><text:span text:style-name="T6"><text:text-input text:description="&lt;formatLang(o.create_date or '', date=True)&gt;">RequestDate</text:text-input></text:span></text:p>
      <text:p text:style-name="P8"/>
      <text:p text:style-name="P8"/>
      <text:p text:style-name="P8"/>
      <text:p text:style-name="P29"><text:span text:style-name="T1"><text:text-input text:description="&lt; _('Ime i prezime') &gt;">Ime i prezime</text:text-input></text:span><text:span text:style-name="T1">: </text:span><text:span text:style-name="T5"><text:text-input text:description="&lt;o.employee_id.name or ''&gt;">Employee</text:text-input></text:span></text:p>
      <text:p text:style-name="P8"/>
      <text:p text:style-name="P8"/>
      <text:p text:style-name="P8"/>
      <text:p text:style-name="P26"><text:span text:style-name="T1"><text:text-input text:description="&lt; _('Molim Vas da mi odobrite korištenje godišnjeg odmora u periodu od')&gt;">Molim Vas da mi odobrite korištenje godišnjeg odmora u periodu od</text:text-input></text:span><text:span text:style-name="T1"> </text:span><text:span text:style-name="T7"><text:text-input text:description="&lt;formatLang(o.date_from or '',date=True)&gt;">DateFrom</text:text-input></text:span><text:span text:style-name="T1"> </text:span><text:span text:style-name="T1"><text:text-input text:description="&lt; _('do') &gt;">do</text:text-input></text:span><text:span text:style-name="T1"> </text:span><text:span text:style-name="T7"><text:text-input text:description="&lt;formatLang(o.date_to or '',date=True)&gt;">DateTo</text:text-input></text:span></text:p>
      <text:p text:style-name="P26"><text:span text:style-name="T1"><text:text-input text:description="&lt; _('što iznosi')&gt;">što iznosi</text:text-input></text:span><text:span text:style-name="T1"> </text:span><text:span text:style-name="T5"><text:text-input text:description="&lt;formatLang(o.number_of_days_temp, digits=0) &gt;">NumberOfDays</text:text-input></text:span><text:span text:style-name="T1"> </text:span><text:span text:style-name="T1"><text:text-input text:description="&lt; _('radnih dana')&gt;">radnih dana</text:text-input></text:span><text:span text:style-name="T1">. <text:s/></text:span></text:p>
      <text:p text:style-name="P8"/>
      <text:p text:style-name="P8"/>
      <text:p text:style-name="P8"/>
      <text:p text:style-name="P8"/>
      <text:p text:style-name="P18">____________<text:text-input text:description="&lt;o.employee_id.name or ''&gt;">Employee</text:text-input>___________</text:p>
      <text:p text:style-name="P18"><text:tab/><text:text-input text:description="&lt; _('(podnositelj zahtjeva)')&gt;">(podnositelj zahtjeva)</text:text-input>*</text:p>
      <text:p text:style-name="P8"/>
      <text:p text:style-name="P8"/>
      <text:p text:style-name="P20">* <text:span text:style-name="T10"><text:text-input text:description="&lt; _('zahtjev je podnesen u elektroničkom obliku i valjan je bez potpisa podnositelja')&gt;">zahtjev je podnesen u elektroničkom obliku i valjan je bez potpisa podnositelja</text:text-input></text:span></text:p>
      <text:p text:style-name="P13"/>
      <text:p text:style-name="P22">__________________________________________________________________________________________</text:p>
      <text:p text:style-name="P24"><text:text-input text:description="&lt; _('RJEŠENJE O KORIŠTENJU GODIŠNJEG ODMORA') &gt;">RJEŠENJE O KORIŠTENJU GODIŠNJEG ODMORA</text:text-input></text:p>
      <text:p text:style-name="P11"/>
      <text:p text:style-name="P11"/>
      <text:p text:style-name="P8"/>
      <text:p text:style-name="P25"><text:text-input text:description="&lt; _('Odobrava se gore navedeni zahtjev za korištenje godišnjeg odmora.')&gt;">Odobrava se gore navedeni zahtjev za korištenje godišnjeg odmora.</text:text-input></text:p>
      <text:p text:style-name="P10"/>
      <text:p text:style-name="P22">____________________________</text:p>
      <text:p text:style-name="P22"><text:tab/><text:text-input text:description="&lt; _('Potpis i pečat')&gt;">Potpis i pečat</text:text-input></text:p>
      <text:p text:style-name="P1"/>
      <text:p text:style-name="P3"><text:text-input text:description="&lt;/if&gt;">end if</text:text-input></text:p>
      <text:p text:style-name="P7"><text:soft-page-break/><text:text-input text:description="&lt;setLang( 'en_US')&gt;">setLang_en_US</text:text-input></text:p>
      <text:p text:style-name="P4"><text:text-input text:description="&lt;if test=&quot;'Sick' in o.holiday_status_id.name&quot;&gt;">if sick leave</text:text-input> </text:p>
      <text:p text:style-name="P6"><text:text-input text:description="&lt;setLang(o.employee_id.user_id.company_id.partner_id.lang or 'en_US')&gt;">setLang</text:text-input></text:p>
      <text:p text:style-name="P27"><text:span text:style-name="T9"><text:text-input text:description="&lt; _('FIRMA') &gt;">FIRMA</text:text-input></text:span><text:span text:style-name="T9">: </text:span><text:span text:style-name="T4"><text:text-input text:description="&lt;o.employee_id.company_id.name&gt;">Company</text:text-input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><text:text-input text:description="&lt; _('OBAVJEST O PRIVREMENOJ NESPOSOBNOSTI ZA RAD')&gt; ">OBAVJEST O PRIVREMENOJ NESPOSOBNOSTI ZA RAD</text:text-input></text:p>
      <text:p text:style-name="P17"><text:text-input text:description="&lt; _('(BOLOVANJE)')&gt;">(BOLOVANJE)</text:text-input></text:p>
      <text:p text:style-name="P12"/>
      <text:p text:style-name="P12"/>
      <text:p text:style-name="P12"/>
      <text:p text:style-name="P9"/>
      <text:p text:style-name="P9"/>
      <text:p text:style-name="P30"><text:span text:style-name="T2"><text:text-input text:description="&lt; _('Datum') &gt;">Datum</text:text-input></text:span><text:span text:style-name="T2">: </text:span><text:span text:style-name="T6"><text:text-input text:description="&lt;formatLang(o.create_date or '', date=True)&gt;">RequestDate</text:text-input></text:span></text:p>
      <text:p text:style-name="P9"/>
      <text:p text:style-name="P9"/>
      <text:p text:style-name="P9"/>
      <text:p text:style-name="P30"><text:span text:style-name="T1"><text:text-input text:description="&lt; _('Ime i prezime') &gt;">Ime i prezime</text:text-input></text:span><text:span text:style-name="T1">: </text:span><text:span text:style-name="T5"><text:text-input text:description="&lt;o.employee_id.name or ''&gt;">Employee</text:text-input></text:span></text:p>
      <text:p text:style-name="P9"/>
      <text:p text:style-name="P9"/>
      <text:p text:style-name="P9"/>
      <text:p text:style-name="P28"><text:span text:style-name="T1"><text:text-input text:description="&lt; _('Predviđeno trajanje od')&gt;">Predviđeno trajanje od</text:text-input></text:span><text:span text:style-name="T1"> </text:span><text:span text:style-name="T7"><text:text-input text:description="&lt;formatLang(o.date_from or '',date=True)&gt;">DateFrom</text:text-input></text:span><text:span text:style-name="T1"> </text:span><text:span text:style-name="T1"><text:text-input text:description="&lt; _('do') &gt;">do</text:text-input></text:span><text:span text:style-name="T1"> </text:span><text:span text:style-name="T7"><text:text-input text:description="&lt;formatLang(o.date_to or '',date=True)&gt;">DateTo</text:text-input></text:span><text:span text:style-name="T8">, </text:span><text:span text:style-name="T8"><text:text-input text:description="&lt; _('što iznosi')&gt;">što iznosi</text:text-input></text:span><text:span text:style-name="T1"> </text:span><text:span text:style-name="T5"><text:text-input text:description="&lt;formatLang(o.number_of_days_temp, digits=0) &gt;">NumberOfDays</text:text-input></text:span><text:span text:style-name="T1"> </text:span><text:span text:style-name="T1"><text:text-input text:description="&lt;_('radnih dana')&gt;">radnih dana</text:text-input></text:span><text:span text:style-name="T1">. <text:s/></text:span></text:p>
      <text:p text:style-name="P9"/>
      <text:p text:style-name="P9"/>
      <text:p text:style-name="P9"/>
      <text:p text:style-name="P9"/>
      <text:p text:style-name="P19">____________<text:text-input text:description="&lt;o.employee_id.name or ''&gt;">Employee</text:text-input>___________</text:p>
      <text:p text:style-name="P19"><text:tab/><text:text-input text:description="&lt; _('(podnositelj zahtjeva)')&gt;">(podnositelj zahtjeva)</text:text-input>*</text:p>
      <text:p text:style-name="P9"/>
      <text:p text:style-name="P9"/>
      <text:p text:style-name="P21">* <text:span text:style-name="T10"><text:text-input text:description="&lt; _('zahtjev je podnesen u elektroničkom obliku i valjan je bez potpisa podnositelja')&gt;">zahtjev je podnesen u elektroničkom obliku i valjan je bez potpisa podnositelja</text:text-input></text:span></text:p>
      <text:p text:style-name="P14"/>
      <text:p text:style-name="P23"/>
      <text:p text:style-name="P6"><text:text-input text:description="&lt;/if&gt;">end if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r" fo:country="H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Return_20_Address" style:display-name="Return Address" style:family="paragraph" style:list-style-name="WW8Num1">
      <style:paragraph-properties fo:margin-left="12.065cm" fo:margin-right="0cm" fo:orphans="0" fo:widows="0" fo:hyphenation-ladder-count="no-limit" fo:text-indent="0cm" style:auto-text-indent="false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DCAM</meta:initial-creator>
    <meta:creation-date>2016-06-27T16:58:00</meta:creation-date>
    <dc:date>2017-02-21T10:26:37.824007201</dc:date>
    <meta:print-date>2016-03-11T12:22:00</meta:print-date>
    <meta:editing-cycles>65</meta:editing-cycles>
    <meta:generator>LibreOffice/5.1.5.2$Linux_X86_64 LibreOffice_project/10m0$Build-2</meta:generator>
    <meta:editing-duration>P1DT5H59M51S</meta:editing-duration>
    <meta:document-statistic meta:table-count="0" meta:image-count="0" meta:object-count="0" meta:page-count="2" meta:paragraph-count="31" meta:word-count="238" meta:character-count="1107" meta:non-whitespace-character-count="1004"/>
  </office:meta>
</office:document-meta>
</file>